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3" table:style-name="ce25" office:value-type="float" office:value="0" calcext:value-type="float">
            <text:p>—</text:p>
          </table:table-cell>
          <table:table-cell table:style-name="ce25" office:value-type="float" office:value="0.0413866636737328" calcext:value-type="float">
            <text:p>0.04</text:p>
          </table:table-cell>
          <table:table-cell table:style-name="ce25" office:value-type="float" office:value="5.43115263054849" calcext:value-type="float">
            <text:p>5.43</text:p>
          </table:table-cell>
          <table:table-cell table:style-name="ce25" office:value-type="float" office:value="-0.24830859045731" calcext:value-type="float">
            <text:p>–0.25</text:p>
          </table:table-cell>
          <table:table-cell table:style-name="ce25" office:value-type="float" office:value="-0.382754218925467" calcext:value-type="float">
            <text:p>–0.38</text:p>
          </table:table-cell>
          <table:table-cell table:style-name="ce25" office:value-type="float" office:value="-0.117586962883493" calcext:value-type="float">
            <text:p>–0.12</text:p>
          </table:table-cell>
          <table:table-cell table:style-name="ce25" office:value-type="float" office:value="-0.267407178854268" calcext:value-type="float">
            <text:p>–0.27</text:p>
          </table:table-cell>
          <table:table-cell table:style-name="ce25" office:value-type="float" office:value="-0.24736020283537" calcext:value-type="float">
            <text:p>–0.25</text:p>
          </table:table-cell>
          <table:table-cell table:style-name="ce25" office:value-type="float" office:value="-5.55555555555556" calcext:value-type="float">
            <text:p>–5.56</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490800987211129" calcext:value-type="float">
            <text:p>–0.00</text:p>
          </table:table-cell>
          <table:table-cell table:style-name="ce26" office:value-type="float" office:value="0.718206931605863" calcext:value-type="float">
            <text:p>0.72</text:p>
          </table:table-cell>
          <table:table-cell table:style-name="ce26" office:value-type="float" office:value="-0.0419597048166437" calcext:value-type="float">
            <text:p>–0.04</text:p>
          </table:table-cell>
          <table:table-cell table:style-name="ce26" office:value-type="float" office:value="-0.0488098311605787" calcext:value-type="float">
            <text:p>–0.05</text:p>
          </table:table-cell>
          <table:table-cell table:style-name="ce26" office:value-type="float" office:value="-0.0353161048519894" calcext:value-type="float">
            <text:p>–0.04</text:p>
          </table:table-cell>
          <table:table-cell table:style-name="ce26" office:value-type="float" office:value="-0.0206206825445881" calcext:value-type="float">
            <text:p>–0.02</text:p>
          </table:table-cell>
          <table:table-cell table:style-name="ce26" office:value-type="float" office:value="-0.0418280402788508" calcext:value-type="float">
            <text:p>–0.04</text:p>
          </table:table-cell>
          <table:table-cell table:style-name="ce26" office:value-type="float" office:value="-0.833333333333334" calcext:value-type="float">
            <text:p>–0.83</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5 月 底" calcext:value-type="string">
            <text:p><text:s/>中 華 民 國 <text:s/>114 年 5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617" calcext:value-type="float">
            <text:p><text:s text:c="3"/>142,617</text:p>
          </table:table-cell>
          <table:table-cell table:style-name="ce36" office:value-type="float" office:value="9800648" calcext:value-type="float">
            <text:p><text:s text:c="3"/>9,800,648</text:p>
          </table:table-cell>
          <table:table-cell table:style-name="ce36" office:value-type="float" office:value="23355470" calcext:value-type="float">
            <text:p><text:s text:c="3"/>23,355,470</text:p>
          </table:table-cell>
          <table:table-cell table:style-name="ce36" office:value-type="float" office:value="11498215" calcext:value-type="float">
            <text:p><text:s text:c="3"/>11,498,215</text:p>
          </table:table-cell>
          <table:table-cell table:style-name="ce36" office:value-type="float" office:value="11857255" calcext:value-type="float">
            <text:p><text:s text:c="3"/>11,857,255</text:p>
          </table:table-cell>
          <table:table-cell table:style-name="ce53" office:value-type="float" office:value="96.97" calcext:value-type="float">
            <text:p>96.97</text:p>
          </table:table-cell>
          <table:table-cell table:style-name="ce53" office:value-type="float" office:value="645.23" calcext:value-type="float">
            <text:p>645.23</text:p>
          </table:table-cell>
          <table:table-cell table:style-name="ce64" office:value-type="float" office:value="2.38" calcext:value-type="float">
            <text:p>2.38</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6" calcext:value-type="float">
            <text:p><text:s text:c="3"/>22,166</text:p>
          </table:table-cell>
          <table:table-cell table:style-name="ce36" office:value-type="float" office:value="1776164" calcext:value-type="float">
            <text:p><text:s text:c="3"/>1,776,164</text:p>
          </table:table-cell>
          <table:table-cell table:style-name="ce36" office:value-type="float" office:value="4049413" calcext:value-type="float">
            <text:p><text:s text:c="3"/>4,049,413</text:p>
          </table:table-cell>
          <table:table-cell table:style-name="ce36" office:value-type="float" office:value="1965444" calcext:value-type="float">
            <text:p><text:s text:c="3"/>1,965,444</text:p>
          </table:table-cell>
          <table:table-cell table:style-name="ce36" office:value-type="float" office:value="2083969" calcext:value-type="float">
            <text:p><text:s text:c="3"/>2,083,969</text:p>
          </table:table-cell>
          <table:table-cell table:style-name="ce53" office:value-type="float" office:value="94.31" calcext:value-type="float">
            <text:p>94.31</text:p>
          </table:table-cell>
          <table:table-cell table:style-name="ce53" office:value-type="float" office:value="1972.85" calcext:value-type="float">
            <text:p>1,972.85</text:p>
          </table:table-cell>
          <table:table-cell table:style-name="ce64" office:value-type="float" office:value="2.28" calcext:value-type="float">
            <text:p>2.28</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2" calcext:value-type="float">
            <text:p><text:s text:c="3"/>9,582</text:p>
          </table:table-cell>
          <table:table-cell table:style-name="ce36" office:value-type="float" office:value="1080636" calcext:value-type="float">
            <text:p><text:s text:c="3"/>1,080,636</text:p>
          </table:table-cell>
          <table:table-cell table:style-name="ce36" office:value-type="float" office:value="2456404" calcext:value-type="float">
            <text:p><text:s text:c="3"/>2,456,404</text:p>
          </table:table-cell>
          <table:table-cell table:style-name="ce36" office:value-type="float" office:value="1157443" calcext:value-type="float">
            <text:p><text:s text:c="3"/>1,157,443</text:p>
          </table:table-cell>
          <table:table-cell table:style-name="ce36" office:value-type="float" office:value="1298961" calcext:value-type="float">
            <text:p><text:s text:c="3"/>1,298,961</text:p>
          </table:table-cell>
          <table:table-cell table:style-name="ce53" office:value-type="float" office:value="89.11" calcext:value-type="float">
            <text:p>89.11</text:p>
          </table:table-cell>
          <table:table-cell table:style-name="ce53" office:value-type="float" office:value="9037.55" calcext:value-type="float">
            <text:p>9,037.55</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2" calcext:value-type="float">
            <text:p><text:s text:c="3"/>12,002</text:p>
          </table:table-cell>
          <table:table-cell table:style-name="ce36" office:value-type="float" office:value="979588" calcext:value-type="float">
            <text:p><text:s text:c="3"/>979,588</text:p>
          </table:table-cell>
          <table:table-cell table:style-name="ce36" office:value-type="float" office:value="2348859" calcext:value-type="float">
            <text:p><text:s text:c="3"/>2,348,859</text:p>
          </table:table-cell>
          <table:table-cell table:style-name="ce36" office:value-type="float" office:value="1155895" calcext:value-type="float">
            <text:p><text:s text:c="3"/>1,155,895</text:p>
          </table:table-cell>
          <table:table-cell table:style-name="ce36" office:value-type="float" office:value="1192964" calcext:value-type="float">
            <text:p><text:s text:c="3"/>1,192,964</text:p>
          </table:table-cell>
          <table:table-cell table:style-name="ce53" office:value-type="float" office:value="96.89" calcext:value-type="float">
            <text:p>96.89</text:p>
          </table:table-cell>
          <table:table-cell table:style-name="ce53" office:value-type="float" office:value="1923.79" calcext:value-type="float">
            <text:p>1,923.79</text:p>
          </table:table-cell>
          <table:table-cell table:style-name="ce64"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58479" calcext:value-type="float">
            <text:p><text:s text:c="3"/>1,158,479</text:p>
          </table:table-cell>
          <table:table-cell table:style-name="ce36" office:value-type="float" office:value="2867525" calcext:value-type="float">
            <text:p><text:s text:c="3"/>2,867,525</text:p>
          </table:table-cell>
          <table:table-cell table:style-name="ce36" office:value-type="float" office:value="1398475" calcext:value-type="float">
            <text:p><text:s text:c="3"/>1,398,475</text:p>
          </table:table-cell>
          <table:table-cell table:style-name="ce36" office:value-type="float" office:value="1469050" calcext:value-type="float">
            <text:p><text:s text:c="3"/>1,469,050</text:p>
          </table:table-cell>
          <table:table-cell table:style-name="ce53" office:value-type="float" office:value="95.2" calcext:value-type="float">
            <text:p>95.20</text:p>
          </table:table-cell>
          <table:table-cell table:style-name="ce53" office:value-type="float" office:value="1294.65" calcext:value-type="float">
            <text:p>1,294.65</text:p>
          </table:table-cell>
          <table:table-cell table:style-name="ce64" office:value-type="float" office:value="2.48" calcext:value-type="float">
            <text:p>2.48</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2128" calcext:value-type="float">
            <text:p><text:s text:c="3"/>772,128</text:p>
          </table:table-cell>
          <table:table-cell table:style-name="ce36" office:value-type="float" office:value="1857639" calcext:value-type="float">
            <text:p><text:s text:c="3"/>1,857,639</text:p>
          </table:table-cell>
          <table:table-cell table:style-name="ce36" office:value-type="float" office:value="920572" calcext:value-type="float">
            <text:p><text:s text:c="3"/>920,572</text:p>
          </table:table-cell>
          <table:table-cell table:style-name="ce36" office:value-type="float" office:value="937067" calcext:value-type="float">
            <text:p><text:s text:c="3"/>937,067</text:p>
          </table:table-cell>
          <table:table-cell table:style-name="ce53" office:value-type="float" office:value="98.24" calcext:value-type="float">
            <text:p>98.24</text:p>
          </table:table-cell>
          <table:table-cell table:style-name="ce53" office:value-type="float" office:value="847.6" calcext:value-type="float">
            <text:p>847.60</text:p>
          </table:table-cell>
          <table:table-cell table:style-name="ce64" office:value-type="float" office:value="2.41" calcext:value-type="float">
            <text:p>2.41</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5" calcext:value-type="float">
            <text:p><text:s text:c="3"/>17,215</text:p>
          </table:table-cell>
          <table:table-cell table:style-name="ce36" office:value-type="float" office:value="1205937" calcext:value-type="float">
            <text:p><text:s text:c="3"/>1,205,937</text:p>
          </table:table-cell>
          <table:table-cell table:style-name="ce36" office:value-type="float" office:value="2727289" calcext:value-type="float">
            <text:p><text:s text:c="3"/>2,727,289</text:p>
          </table:table-cell>
          <table:table-cell table:style-name="ce36" office:value-type="float" office:value="1334419" calcext:value-type="float">
            <text:p><text:s text:c="3"/>1,334,419</text:p>
          </table:table-cell>
          <table:table-cell table:style-name="ce36" office:value-type="float" office:value="1392870" calcext:value-type="float">
            <text:p><text:s text:c="3"/>1,392,870</text:p>
          </table:table-cell>
          <table:table-cell table:style-name="ce53" office:value-type="float" office:value="95.8" calcext:value-type="float">
            <text:p>95.80</text:p>
          </table:table-cell>
          <table:table-cell table:style-name="ce53" office:value-type="float" office:value="923.84" calcext:value-type="float">
            <text:p>923.84</text:p>
          </table:table-cell>
          <table:table-cell table:style-name="ce64" office:value-type="float" office:value="2.26" calcext:value-type="float">
            <text:p>2.26</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39" calcext:value-type="float">
            <text:p><text:s text:c="3"/>58,539</text:p>
          </table:table-cell>
          <table:table-cell table:style-name="ce36" office:value-type="float" office:value="2777059" calcext:value-type="float">
            <text:p><text:s text:c="3"/>2,777,059</text:p>
          </table:table-cell>
          <table:table-cell table:style-name="ce36" office:value-type="float" office:value="6894574" calcext:value-type="float">
            <text:p><text:s text:c="3"/>6,894,574</text:p>
          </table:table-cell>
          <table:table-cell table:style-name="ce36" office:value-type="float" office:value="3488407" calcext:value-type="float">
            <text:p><text:s text:c="3"/>3,488,407</text:p>
          </table:table-cell>
          <table:table-cell table:style-name="ce36" office:value-type="float" office:value="3406167" calcext:value-type="float">
            <text:p><text:s text:c="3"/>3,406,167</text:p>
          </table:table-cell>
          <table:table-cell table:style-name="ce53" office:value-type="float" office:value="102.41" calcext:value-type="float">
            <text:p>102.41</text:p>
          </table:table-cell>
          <table:table-cell table:style-name="ce53" office:value-type="float" office:value="274.57" calcext:value-type="float">
            <text:p>274.57</text:p>
          </table:table-cell>
          <table:table-cell table:style-name="ce64" office:value-type="float" office:value="2.48" calcext:value-type="float">
            <text:p>2.48</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2709" calcext:value-type="float">
            <text:p><text:s text:c="3"/>192,709</text:p>
          </table:table-cell>
          <table:table-cell table:style-name="ce37" office:value-type="float" office:value="450666" calcext:value-type="float">
            <text:p><text:s text:c="3"/>450,666</text:p>
          </table:table-cell>
          <table:table-cell table:style-name="ce37" office:value-type="float" office:value="225725" calcext:value-type="float">
            <text:p><text:s text:c="3"/>225,725</text:p>
          </table:table-cell>
          <table:table-cell table:style-name="ce37" office:value-type="float" office:value="224941" calcext:value-type="float">
            <text:p><text:s text:c="3"/>224,941</text:p>
          </table:table-cell>
          <table:table-cell table:style-name="ce54" office:value-type="float" office:value="100.35" calcext:value-type="float">
            <text:p>100.35</text:p>
          </table:table-cell>
          <table:table-cell table:style-name="ce54" office:value-type="float" office:value="210.24" calcext:value-type="float">
            <text:p>210.24</text:p>
          </table:table-cell>
          <table:table-cell table:style-name="ce65" office:value-type="float" office:value="2.34" calcext:value-type="float">
            <text:p>2.34</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8" calcext:value-type="float">
            <text:p><text:s text:c="3"/>3,418</text:p>
          </table:table-cell>
          <table:table-cell table:style-name="ce37" office:value-type="float" office:value="239799" calcext:value-type="float">
            <text:p><text:s text:c="3"/>239,799</text:p>
          </table:table-cell>
          <table:table-cell table:style-name="ce37" office:value-type="float" office:value="596776" calcext:value-type="float">
            <text:p><text:s text:c="3"/>596,776</text:p>
          </table:table-cell>
          <table:table-cell table:style-name="ce37" office:value-type="float" office:value="303680" calcext:value-type="float">
            <text:p><text:s text:c="3"/>303,680</text:p>
          </table:table-cell>
          <table:table-cell table:style-name="ce37" office:value-type="float" office:value="293096" calcext:value-type="float">
            <text:p><text:s text:c="3"/>293,096</text:p>
          </table:table-cell>
          <table:table-cell table:style-name="ce54" office:value-type="float" office:value="103.61" calcext:value-type="float">
            <text:p>103.61</text:p>
          </table:table-cell>
          <table:table-cell table:style-name="ce54" office:value-type="float" office:value="418.05" calcext:value-type="float">
            <text:p>418.05</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1" calcext:value-type="float">
            <text:p><text:s text:c="3"/>4,701</text:p>
          </table:table-cell>
          <table:table-cell table:style-name="ce37" office:value-type="float" office:value="211666" calcext:value-type="float">
            <text:p><text:s text:c="3"/>211,666</text:p>
          </table:table-cell>
          <table:table-cell table:style-name="ce37" office:value-type="float" office:value="532732" calcext:value-type="float">
            <text:p><text:s text:c="3"/>532,732</text:p>
          </table:table-cell>
          <table:table-cell table:style-name="ce37" office:value-type="float" office:value="273788" calcext:value-type="float">
            <text:p><text:s text:c="3"/>273,788</text:p>
          </table:table-cell>
          <table:table-cell table:style-name="ce37" office:value-type="float" office:value="258944" calcext:value-type="float">
            <text:p><text:s text:c="3"/>258,944</text:p>
          </table:table-cell>
          <table:table-cell table:style-name="ce54" office:value-type="float" office:value="105.73" calcext:value-type="float">
            <text:p>105.73</text:p>
          </table:table-cell>
          <table:table-cell table:style-name="ce54" office:value-type="float" office:value="292.66" calcext:value-type="float">
            <text:p>292.66</text:p>
          </table:table-cell>
          <table:table-cell table:style-name="ce65" office:value-type="float" office:value="2.52" calcext:value-type="float">
            <text:p>2.52</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43024" calcext:value-type="float">
            <text:p><text:s text:c="3"/>443,024</text:p>
          </table:table-cell>
          <table:table-cell table:style-name="ce37" office:value-type="float" office:value="1217394" calcext:value-type="float">
            <text:p><text:s text:c="3"/>1,217,394</text:p>
          </table:table-cell>
          <table:table-cell table:style-name="ce37" office:value-type="float" office:value="617369" calcext:value-type="float">
            <text:p><text:s text:c="3"/>617,369</text:p>
          </table:table-cell>
          <table:table-cell table:style-name="ce37" office:value-type="float" office:value="600025" calcext:value-type="float">
            <text:p><text:s text:c="3"/>600,025</text:p>
          </table:table-cell>
          <table:table-cell table:style-name="ce54" office:value-type="float" office:value="102.89" calcext:value-type="float">
            <text:p>102.89</text:p>
          </table:table-cell>
          <table:table-cell table:style-name="ce54" office:value-type="float" office:value="1133.1" calcext:value-type="float">
            <text:p>1,133.10</text:p>
          </table:table-cell>
          <table:table-cell table:style-name="ce65" office:value-type="float" office:value="2.75" calcext:value-type="float">
            <text:p>2.75</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367" calcext:value-type="float">
            <text:p><text:s text:c="3"/>189,367</text:p>
          </table:table-cell>
          <table:table-cell table:style-name="ce37" office:value-type="float" office:value="470369" calcext:value-type="float">
            <text:p><text:s text:c="3"/>470,369</text:p>
          </table:table-cell>
          <table:table-cell table:style-name="ce37" office:value-type="float" office:value="239127" calcext:value-type="float">
            <text:p><text:s text:c="3"/>239,127</text:p>
          </table:table-cell>
          <table:table-cell table:style-name="ce37" office:value-type="float" office:value="231242" calcext:value-type="float">
            <text:p><text:s text:c="3"/>231,242</text:p>
          </table:table-cell>
          <table:table-cell table:style-name="ce54" office:value-type="float" office:value="103.41" calcext:value-type="float">
            <text:p>103.41</text:p>
          </table:table-cell>
          <table:table-cell table:style-name="ce54" office:value-type="float" office:value="114.54" calcext:value-type="float">
            <text:p>114.54</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62022" calcext:value-type="float">
            <text:p><text:s text:c="3"/>262,022</text:p>
          </table:table-cell>
          <table:table-cell table:style-name="ce37" office:value-type="float" office:value="655054" calcext:value-type="float">
            <text:p><text:s text:c="3"/>655,054</text:p>
          </table:table-cell>
          <table:table-cell table:style-name="ce37" office:value-type="float" office:value="336728" calcext:value-type="float">
            <text:p><text:s text:c="3"/>336,728</text:p>
          </table:table-cell>
          <table:table-cell table:style-name="ce37" office:value-type="float" office:value="318326" calcext:value-type="float">
            <text:p><text:s text:c="3"/>318,326</text:p>
          </table:table-cell>
          <table:table-cell table:style-name="ce54" office:value-type="float" office:value="105.78" calcext:value-type="float">
            <text:p>105.78</text:p>
          </table:table-cell>
          <table:table-cell table:style-name="ce54" office:value-type="float" office:value="507.47" calcext:value-type="float">
            <text:p>507.47</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5167" calcext:value-type="float">
            <text:p><text:s text:c="3"/>195,167</text:p>
          </table:table-cell>
          <table:table-cell table:style-name="ce37" office:value-type="float" office:value="476470" calcext:value-type="float">
            <text:p><text:s text:c="3"/>476,470</text:p>
          </table:table-cell>
          <table:table-cell table:style-name="ce37" office:value-type="float" office:value="246504" calcext:value-type="float">
            <text:p><text:s text:c="3"/>246,504</text:p>
          </table:table-cell>
          <table:table-cell table:style-name="ce37" office:value-type="float" office:value="229966" calcext:value-type="float">
            <text:p><text:s text:c="3"/>229,966</text:p>
          </table:table-cell>
          <table:table-cell table:style-name="ce54" office:value-type="float" office:value="107.19" calcext:value-type="float">
            <text:p>107.19</text:p>
          </table:table-cell>
          <table:table-cell table:style-name="ce54" office:value-type="float" office:value="250.29" calcext:value-type="float">
            <text:p>250.29</text:p>
          </table:table-cell>
          <table:table-cell table:style-name="ce65" office:value-type="float" office:value="2.44" calcext:value-type="float">
            <text:p>2.44</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09" calcext:value-type="float">
            <text:p><text:s text:c="3"/>7,109</text:p>
          </table:table-cell>
          <table:table-cell table:style-name="ce37" office:value-type="float" office:value="312703" calcext:value-type="float">
            <text:p><text:s text:c="3"/>312,703</text:p>
          </table:table-cell>
          <table:table-cell table:style-name="ce37" office:value-type="float" office:value="786248" calcext:value-type="float">
            <text:p><text:s text:c="3"/>786,248</text:p>
          </table:table-cell>
          <table:table-cell table:style-name="ce37" office:value-type="float" office:value="397557" calcext:value-type="float">
            <text:p><text:s text:c="3"/>397,557</text:p>
          </table:table-cell>
          <table:table-cell table:style-name="ce37" office:value-type="float" office:value="388691" calcext:value-type="float">
            <text:p><text:s text:c="3"/>388,691</text:p>
          </table:table-cell>
          <table:table-cell table:style-name="ce54" office:value-type="float" office:value="102.28" calcext:value-type="float">
            <text:p>102.28</text:p>
          </table:table-cell>
          <table:table-cell table:style-name="ce54" office:value-type="float" office:value="283.27" calcext:value-type="float">
            <text:p>283.27</text:p>
          </table:table-cell>
          <table:table-cell table:style-name="ce65" office:value-type="float" office:value="2.51" calcext:value-type="float">
            <text:p>2.51</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710" calcext:value-type="float">
            <text:p><text:s text:c="3"/>87,710</text:p>
          </table:table-cell>
          <table:table-cell table:style-name="ce37" office:value-type="float" office:value="209439" calcext:value-type="float">
            <text:p><text:s text:c="3"/>209,439</text:p>
          </table:table-cell>
          <table:table-cell table:style-name="ce37" office:value-type="float" office:value="106587" calcext:value-type="float">
            <text:p><text:s text:c="3"/>106,587</text:p>
          </table:table-cell>
          <table:table-cell table:style-name="ce37" office:value-type="float" office:value="102852" calcext:value-type="float">
            <text:p><text:s text:c="3"/>102,852</text:p>
          </table:table-cell>
          <table:table-cell table:style-name="ce54" office:value-type="float" office:value="103.63" calcext:value-type="float">
            <text:p>103.63</text:p>
          </table:table-cell>
          <table:table-cell table:style-name="ce54" office:value-type="float" office:value="59.58" calcext:value-type="float">
            <text:p>59.58</text:p>
          </table:table-cell>
          <table:table-cell table:style-name="ce65" office:value-type="float" office:value="2.39" calcext:value-type="float">
            <text:p>2.39</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1" calcext:value-type="float">
            <text:p><text:s text:c="3"/>3,621</text:p>
          </table:table-cell>
          <table:table-cell table:style-name="ce37" office:value-type="float" office:value="133297" calcext:value-type="float">
            <text:p><text:s text:c="3"/>133,297</text:p>
          </table:table-cell>
          <table:table-cell table:style-name="ce37" office:value-type="float" office:value="314201" calcext:value-type="float">
            <text:p><text:s text:c="3"/>314,201</text:p>
          </table:table-cell>
          <table:table-cell table:style-name="ce37" office:value-type="float" office:value="157537" calcext:value-type="float">
            <text:p><text:s text:c="3"/>157,537</text:p>
          </table:table-cell>
          <table:table-cell table:style-name="ce37" office:value-type="float" office:value="156664" calcext:value-type="float">
            <text:p><text:s text:c="3"/>156,664</text:p>
          </table:table-cell>
          <table:table-cell table:style-name="ce54" office:value-type="float" office:value="100.56" calcext:value-type="float">
            <text:p>100.56</text:p>
          </table:table-cell>
          <table:table-cell table:style-name="ce54" office:value-type="float" office:value="67.88" calcext:value-type="float">
            <text:p>67.88</text:p>
          </table:table-cell>
          <table:table-cell table:style-name="ce65" office:value-type="float" office:value="2.36" calcext:value-type="float">
            <text:p>2.36</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694" calcext:value-type="float">
            <text:p><text:s text:c="3"/>44,694</text:p>
          </table:table-cell>
          <table:table-cell table:style-name="ce37" office:value-type="float" office:value="106701" calcext:value-type="float">
            <text:p><text:s text:c="3"/>106,701</text:p>
          </table:table-cell>
          <table:table-cell table:style-name="ce37" office:value-type="float" office:value="54566" calcext:value-type="float">
            <text:p><text:s text:c="3"/>54,566</text:p>
          </table:table-cell>
          <table:table-cell table:style-name="ce37" office:value-type="float" office:value="52135" calcext:value-type="float">
            <text:p><text:s text:c="3"/>52,135</text:p>
          </table:table-cell>
          <table:table-cell table:style-name="ce54" office:value-type="float" office:value="104.66" calcext:value-type="float">
            <text:p>104.66</text:p>
          </table:table-cell>
          <table:table-cell table:style-name="ce54" office:value-type="float" office:value="841.07" calcext:value-type="float">
            <text:p>841.07</text:p>
          </table:table-cell>
          <table:table-cell table:style-name="ce65" office:value-type="float" office:value="2.39" calcext:value-type="float">
            <text:p>2.39</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7737" calcext:value-type="float">
            <text:p><text:s text:c="3"/>167,737</text:p>
          </table:table-cell>
          <table:table-cell table:style-name="ce37" office:value-type="float" office:value="361351" calcext:value-type="float">
            <text:p><text:s text:c="3"/>361,351</text:p>
          </table:table-cell>
          <table:table-cell table:style-name="ce37" office:value-type="float" office:value="179127" calcext:value-type="float">
            <text:p><text:s text:c="3"/>179,127</text:p>
          </table:table-cell>
          <table:table-cell table:style-name="ce37" office:value-type="float" office:value="182224" calcext:value-type="float">
            <text:p><text:s text:c="3"/>182,224</text:p>
          </table:table-cell>
          <table:table-cell table:style-name="ce54" office:value-type="float" office:value="98.3" calcext:value-type="float">
            <text:p>98.30</text:p>
          </table:table-cell>
          <table:table-cell table:style-name="ce54" office:value-type="float" office:value="2721.86" calcext:value-type="float">
            <text:p>2,721.86</text:p>
          </table:table-cell>
          <table:table-cell table:style-name="ce65" office:value-type="float" office:value="2.15" calcext:value-type="float">
            <text:p>2.15</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8733" calcext:value-type="float">
            <text:p><text:s text:c="3"/>188,733</text:p>
          </table:table-cell>
          <table:table-cell table:style-name="ce37" office:value-type="float" office:value="455905" calcext:value-type="float">
            <text:p><text:s text:c="3"/>455,905</text:p>
          </table:table-cell>
          <table:table-cell table:style-name="ce37" office:value-type="float" office:value="225053" calcext:value-type="float">
            <text:p><text:s text:c="3"/>225,053</text:p>
          </table:table-cell>
          <table:table-cell table:style-name="ce37" office:value-type="float" office:value="230852" calcext:value-type="float">
            <text:p><text:s text:c="3"/>230,852</text:p>
          </table:table-cell>
          <table:table-cell table:style-name="ce54" office:value-type="float" office:value="97.49" calcext:value-type="float">
            <text:p>97.49</text:p>
          </table:table-cell>
          <table:table-cell table:style-name="ce54" office:value-type="float" office:value="4377.28" calcext:value-type="float">
            <text:p>4,377.28</text:p>
          </table:table-cell>
          <table:table-cell table:style-name="ce65" office:value-type="float" office:value="2.42" calcext:value-type="float">
            <text:p>2.42</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8431" calcext:value-type="float">
            <text:p><text:s text:c="3"/>108,431</text:p>
          </table:table-cell>
          <table:table-cell table:style-name="ce37" office:value-type="float" office:value="261268" calcext:value-type="float">
            <text:p><text:s text:c="3"/>261,268</text:p>
          </table:table-cell>
          <table:table-cell table:style-name="ce37" office:value-type="float" office:value="125059" calcext:value-type="float">
            <text:p><text:s text:c="3"/>125,059</text:p>
          </table:table-cell>
          <table:table-cell table:style-name="ce37" office:value-type="float" office:value="136209" calcext:value-type="float">
            <text:p><text:s text:c="3"/>136,209</text:p>
          </table:table-cell>
          <table:table-cell table:style-name="ce54" office:value-type="float" office:value="91.81" calcext:value-type="float">
            <text:p>91.81</text:p>
          </table:table-cell>
          <table:table-cell table:style-name="ce54" office:value-type="float" office:value="4352.61" calcext:value-type="float">
            <text:p>4,352.61</text:p>
          </table:table-cell>
          <table:table-cell table:style-name="ce65" office:value-type="float" office:value="2.41" calcext:value-type="float">
            <text:p>2.41</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657" calcext:value-type="float">
            <text:p><text:s text:c="3"/>50,657</text:p>
          </table:table-cell>
          <table:table-cell table:style-name="ce36" office:value-type="float" office:value="153767" calcext:value-type="float">
            <text:p><text:s text:c="3"/>153,767</text:p>
          </table:table-cell>
          <table:table-cell table:style-name="ce36" office:value-type="float" office:value="77560" calcext:value-type="float">
            <text:p><text:s text:c="3"/>77,560</text:p>
          </table:table-cell>
          <table:table-cell table:style-name="ce36" office:value-type="float" office:value="76207" calcext:value-type="float">
            <text:p><text:s text:c="3"/>76,207</text:p>
          </table:table-cell>
          <table:table-cell table:style-name="ce53" office:value-type="float" office:value="101.78" calcext:value-type="float">
            <text:p>101.78</text:p>
          </table:table-cell>
          <table:table-cell table:style-name="ce53" office:value-type="float" office:value="852.1" calcext:value-type="float">
            <text:p>852.10</text:p>
          </table:table-cell>
          <table:table-cell table:style-name="ce64" office:value-type="float" office:value="3.04" calcext:value-type="float">
            <text:p>3.04</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664" calcext:value-type="float">
            <text:p><text:s text:c="3"/>46,664</text:p>
          </table:table-cell>
          <table:table-cell table:style-name="ce37" office:value-type="float" office:value="140146" calcext:value-type="float">
            <text:p><text:s text:c="3"/>140,146</text:p>
          </table:table-cell>
          <table:table-cell table:style-name="ce37" office:value-type="float" office:value="69652" calcext:value-type="float">
            <text:p><text:s text:c="3"/>69,652</text:p>
          </table:table-cell>
          <table:table-cell table:style-name="ce37" office:value-type="float" office:value="70494" calcext:value-type="float">
            <text:p><text:s text:c="3"/>70,494</text:p>
          </table:table-cell>
          <table:table-cell table:style-name="ce54" office:value-type="float" office:value="98.81" calcext:value-type="float">
            <text:p>98.81</text:p>
          </table:table-cell>
          <table:table-cell table:style-name="ce54" office:value-type="float" office:value="924.1" calcext:value-type="float">
            <text:p>924.10</text:p>
          </table:table-cell>
          <table:table-cell table:style-name="ce65" office:value-type="float" office:value="3" calcext:value-type="float">
            <text:p>3.00</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993" calcext:value-type="float">
            <text:p><text:s text:c="3"/>3,993</text:p>
          </table:table-cell>
          <table:table-cell table:style-name="ce37" office:value-type="float" office:value="13621" calcext:value-type="float">
            <text:p><text:s text:c="3"/>13,621</text:p>
          </table:table-cell>
          <table:table-cell table:style-name="ce37" office:value-type="float" office:value="7908" calcext:value-type="float">
            <text:p><text:s text:c="3"/>7,908</text:p>
          </table:table-cell>
          <table:table-cell table:style-name="ce37" office:value-type="float" office:value="5713" calcext:value-type="float">
            <text:p><text:s text:c="3"/>5,713</text:p>
          </table:table-cell>
          <table:table-cell table:style-name="ce54" office:value-type="float" office:value="138.42" calcext:value-type="float">
            <text:p>138.42</text:p>
          </table:table-cell>
          <table:table-cell table:style-name="ce54" office:value-type="float" office:value="472.95" calcext:value-type="float">
            <text:p>472.95</text:p>
          </table:table-cell>
          <table:table-cell table:style-name="ce65" office:value-type="float" office:value="3.41" calcext:value-type="float">
            <text:p>3.41</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